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1.98mm"/>
    </style:style>
    <style:style style:name="co2" style:family="table-column">
      <style:table-column-properties fo:break-before="auto" style:column-width="32.86mm"/>
    </style:style>
    <style:style style:name="co3" style:family="table-column">
      <style:table-column-properties fo:break-before="auto" style:column-width="31.08mm"/>
    </style:style>
    <style:style style:name="co4" style:family="table-column">
      <style:table-column-properties fo:break-before="auto" style:column-width="30.32mm"/>
    </style:style>
    <style:style style:name="co5" style:family="table-column">
      <style:table-column-properties fo:break-before="auto" style:column-width="33.88mm"/>
    </style:style>
    <style:style style:name="co6" style:family="table-column">
      <style:table-column-properties fo:break-before="auto" style:column-width="36.42mm"/>
    </style:style>
    <style:style style:name="co7" style:family="table-column">
      <style:table-column-properties fo:break-before="auto" style:column-width="30.82mm"/>
    </style:style>
    <style:style style:name="co8" style:family="table-column">
      <style:table-column-properties fo:break-before="auto" style:column-width="40.5mm"/>
    </style:style>
    <style:style style:name="co9" style:family="table-column">
      <style:table-column-properties fo:break-before="auto" style:column-width="21.17mm"/>
    </style:style>
    <style:style style:name="ro1" style:family="table-row">
      <style:table-row-properties style:row-height="5.26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style:text-underline-style="none"/>
    </style:style>
    <style:style style:name="ce2" style:family="table-cell" style:parent-style-name="Millares" style:data-style-name="N110"/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6" table:default-cell-style-name="ce1"/>
        <table:table-row table:style-name="ro1">
          <table:table-cell office:value-type="string" calcext:value-type="string">
            <text:p>Marcar con una <text:span text:style-name="T1">X</text:span> los elementos a evaluar en cada una de las entreg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umno: D./Dª <text:span text:style-name="T2">Iván Valero Rodríguez</text:span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Item a valorar</text:p>
          </table:table-cell>
          <table:table-cell office:value-type="string" office:string-value="Puntuación" calcext:value-type="string">
            <text:p><text:s/>Puntuación </text:p>
          </table:table-cell>
          <table:table-cell table:style-name="ce3" office:value-type="string" calcext:value-type="string">
            <text:p>Entrega 1</text:p>
          </table:table-cell>
          <table:table-cell table:style-name="ce3" office:value-type="string" calcext:value-type="string">
            <text:p>Entrega 2</text:p>
          </table:table-cell>
          <table:table-cell table:style-name="ce3" office:value-type="string" calcext:value-type="string">
            <text:p>Entrega 3</text:p>
          </table:table-cell>
          <table:table-cell table:style-name="ce3" office:value-type="string" calcext:value-type="string">
            <text:p>Entrega 4</text:p>
          </table:table-cell>
          <table:table-cell table:style-name="ce3" office:value-type="string" calcext:value-type="string">
            <text:p>Entrega 5</text:p>
          </table:table-cell>
          <table:table-cell table:style-name="ce3" office:value-type="string" calcext:value-type="string">
            <text:p>Entrega Final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Elementos de la práctica 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ase Malla3D (implementación correcta)</text:p>
          </table:table-cell>
          <table:table-cell office:value-type="float" office:value="0.03" calcext:value-type="float">
            <text:p><text:s/>0,03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ase Cubo (Creación correcta de Geometría y Topología ) </text:p>
          </table:table-cell>
          <table:table-cell office:value-type="float" office:value="0.03" calcext:value-type="float">
            <text:p><text:s/>0,03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ase Tetraedro (Creación correcta de Geometría y Topología) </text:p>
          </table:table-cell>
          <table:table-cell office:value-type="float" office:value="0.03" calcext:value-type="float">
            <text:p><text:s/>0,03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bujado en modo inmediato (glDrawElements) </text:p>
          </table:table-cell>
          <table:table-cell office:value-type="float" office:value="0.03" calcext:value-type="float">
            <text:p><text:s/>0,03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bujado en modo diferido (VBO) </text:p>
          </table:table-cell>
          <table:table-cell office:value-type="float" office:value="0.08" calcext:value-type="float">
            <text:p><text:s/>0,08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so de ColorArray para el color </text:p>
          </table:table-cell>
          <table:table-cell office:value-type="float" office:value="0.03" calcext:value-type="float">
            <text:p><text:s/>0,03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sualización modo puntos </text:p>
          </table:table-cell>
          <table:table-cell office:value-type="float" office:value="0.04" calcext:value-type="float">
            <text:p><text:s/>0,04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sualización modo alambre </text:p>
          </table:table-cell>
          <table:table-cell office:value-type="float" office:value="0.04" calcext:value-type="float">
            <text:p><text:s/>0,04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sualización modo sólido </text:p>
          </table:table-cell>
          <table:table-cell office:value-type="float" office:value="0.04" calcext:value-type="float">
            <text:p><text:s/>0,04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sualización modo ajedrez 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LL_FACE habilitado 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tra: Visualización simultánea puntos + lineas + sólido (cualquier combinación de ellos)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Elementos de la práctica 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rga y visualiza PLY (con clase propia) </text:p>
          </table:table-cell>
          <table:table-cell office:value-type="float" office:value="0.08" calcext:value-type="float">
            <text:p><text:s/>0,08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ase ObjRevolucion 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tructor de revolución a partir de perfil .ply</text:p>
          </table:table-cell>
          <table:table-cell office:value-type="float" office:value="0.04" calcext:value-type="float">
            <text:p><text:s/>0,04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tructor de revolución a partir de vector de puntos </text:p>
          </table:table-cell>
          <table:table-cell office:value-type="float" office:value="0.04" calcext:value-type="float">
            <text:p><text:s/>0,04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neración correcta de geometría 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neración correcta de topología en el sentido del ejemplo</text:p>
          </table:table-cell>
          <table:table-cell office:value-type="float" office:value="0.07" calcext:value-type="float">
            <text:p><text:s/>0,07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neración correcta de topología en cualquier sentido </text:p>
          </table:table-cell>
          <table:table-cell office:value-type="float" office:value="0.08" calcext:value-type="float">
            <text:p><text:s/>0,08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tección de existencia de tapas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tructores con argumento para crear o no tapas </text:p>
          </table:table-cell>
          <table:table-cell office:value-type="float" office:value="0.08" calcext:value-type="float">
            <text:p><text:s/>0,08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sualización opcional de tapas en tiempo de ejecución </text:p>
          </table:table-cell>
          <table:table-cell office:value-type="float" office:value="0.08" calcext:value-type="float">
            <text:p><text:s/>0,08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arios objetos simultáneos en la escena </text:p>
          </table:table-cell>
          <table:table-cell office:value-type="float" office:value="0.08" calcext:value-type="float">
            <text:p><text:s/>0,08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tra: rotación de perfil en cualquier eje </text:p>
          </table:table-cell>
          <table:table-cell office:value-type="float" office:value="0.075" calcext:value-type="float">
            <text:p><text:s/>0,075 <text:s text:c="2"/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Elementos de la práctica 3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álculo correcto de las normales en los vértices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s ejes se siguen viendo en color plano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so de array de normales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Implementación correcta clase Luz (y subclases)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y al menos una luz direccional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y al menos una luz puntual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do de visualización sombreado suave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y al menos tres materiales distintos en la escena simultáneamente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Elementos de la Práctica 4 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iseño manual del grafo del modelo jerárquico 0.25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structura de clases del modelo jerárquico 0.20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e conservan los modos de visualización 0.10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ovimiento paso a paso con teclado 3 grados de libertad (al menos una rotación y una traslación)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imación automática de los 3 grados de libertad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xtra: Aumento/Disminución de velocidad general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xtra: Aumento/Disminución de velocidad para cada grado por separado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Elementos de la Práctica 5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signación correcta de coordenadas de texturas en cuadro 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isualización correcta al menos un objeto con la textura 0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imación de la luz puntual 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xtra: Hay en la escena un cilindro texturizado (p.ej. lata de refresco) o una esfera texturizada (p.ej. tierr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Elementos de la Práctica 6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ay una clase cámara que almacena sus parámetros intrínsecos y extrínsecos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ay al menos tres cámaras en la escena (obligatorio: una ortográfica y una perspectiv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a cámara activa se mueve en torno al objeto seleccionado con el ratón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e puede hacer zoom con cada cámara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e seleccionan objetos en la escena iluminada con materiales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a camara activa, sin objeto seleccionado, se mueve en primera persona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as cámaras conservan su estado al pasar de una a otra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xtra: Los objetos seleccionables se visualizan de forma especial </text:p>
          </table:table-cell>
          <table:table-cell office:value-type="float" office:value="0.125" calcext:value-type="float">
            <text:p><text:s/>0,125 <text:s text:c="2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2" table:number-rows-repeated="104850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a1" table:target-range-address="Hoja1.A4:Hoja1.G66" table:display-filter-buttons="true" table:orientation="column"/>
        <table:database-range table:name="__Anonymous_Sheet_DB__0" table:target-range-address="Hoja1.H4:Hoja1.H6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 </number:text>
      <number:number number:decimal-places="2" loext:min-decimal-places="2" number:min-integer-digits="1" number:grouping="true"/>
      <number:text>   </number:text>
    </number:number-style>
    <number:number-style style:name="N107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07P2" style:volatile="true">
      <number:text>-</number:text>
      <number:number number:decimal-places="0" loext:min-decimal-places="0" number:min-integer-digits="2"/>
      <number:text>  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4">
      <number:text> </number:text>
      <number:number number:decimal-places="2" loext:min-decimal-places="2" number:min-integer-digits="1" number:grouping="true"/>
      <number:text>   </number:text>
    </number:number-style>
    <number:number-style style:name="N105">
      <number:text>-</number:text>
      <number:number number:decimal-places="2" loext:min-decimal-places="2" number:min-integer-digits="1" number:grouping="true"/>
      <number:text>   </number:text>
    </number:number-style>
    <number:number-style style:name="N106">
      <number:text>-</number:text>
      <number:number number:decimal-places="0" loext:min-decimal-places="0" number:min-integer-digits="2"/>
      <number:text>   </number:text>
    </number:number-style>
    <number:number-style style:name="N108">
      <number:text> </number:text>
      <number:number number:decimal-places="3" loext:min-decimal-places="3" number:min-integer-digits="1" number:grouping="true"/>
      <number:text>   </number:text>
    </number:number-style>
    <number:number-style style:name="N109">
      <number:text>-</number:text>
      <number:number number:decimal-places="3" loext:min-decimal-places="3" number:min-integer-digits="1" number:grouping="true"/>
      <number:text>   </number:text>
    </number:number-style>
    <number:number-style style:name="N110P0" style:volatile="true">
      <number:text> </number:text>
      <number:number number:decimal-places="3" loext:min-decimal-places="3" number:min-integer-digits="1" number:grouping="true"/>
      <number:text>   </number:text>
    </number:number-style>
    <number:number-style style:name="N110P1" style:volatile="true">
      <number:text>-</number:text>
      <number:number number:decimal-places="3" loext:min-decimal-places="3" number:min-integer-digits="1" number:grouping="true"/>
      <number:text>   </number:text>
    </number:number-style>
    <number:number-style style:name="N110P2" style:volatile="true">
      <number:text>-</number:text>
      <number:number number:decimal-places="0" loext:min-decimal-places="0" number:min-integer-digits="2"/>
      <number:text>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Millares" style:family="table-cell" style:parent-style-name="Default" style:data-style-name="N107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5">00/00/0000</text:date>, <text:time style:data-style-name="N2" text:time-value="22:11:44.70314934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Linux_X86_64 LibreOffice_project/20$Build-2</meta:generator>
    <meta:initial-creator>fjmel</meta:initial-creator>
    <meta:creation-date>2019-10-11T16:56:56Z</meta:creation-date>
    <dc:date>2020-01-15T22:13:14.754242909</dc:date>
    <meta:editing-duration>PT1H14M3S</meta:editing-duration>
    <meta:editing-cycles>11</meta:editing-cycles>
    <meta:document-statistic meta:table-count="1" meta:cell-count="174" meta:object-count="0"/>
  </office:meta>
</office:document-meta>
</file>